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INTEGRACION LUZ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13152292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711234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NECIOSUP GARCIA, YEINSON GEORGE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9368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ENDOZA ROQUE, NICOMEDE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1269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9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4 - Trans. Aer. Caja Gallinas Ponedoras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6</text:p>
          </table:table-cell>
          <table:table-cell table:style-name="Tableau1.D2" office:value-type="string">
            <text:p text:style-name="P13">6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7/09/2021</text:p>
          </table:table-cell>
          <table:table-cell table:style-name="Tabla2.A2" office:value-type="string">
            <text:p text:style-name="P9">812160</text:p>
          </table:table-cell>
          <table:table-cell table:style-name="Tabla2.A2" office:value-type="string">
            <text:p text:style-name="P9">6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GALLINAS ROJAS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0:36:1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